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1.752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12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0H00M00S" calcext:value-type="time">
            <text:p>0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3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3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8" calcext:value-type="float">
            <text:p>548</text:p>
          </table:table-cell>
          <table:table-cell office:value-type="float" office:value="881" calcext:value-type="float">
            <text:p>881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formula="of:=[.B4]+[.C4]+[.D4]" office:value-type="float" office:value="1458" calcext:value-type="float">
            <text:p>1458</text:p>
          </table:table-cell>
          <table:table-cell/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3" calcext:value-type="float">
            <text:p>103</text:p>
          </table:table-cell>
          <table:table-cell table:formula="of:=[.I4]+[.J4]+[.K4]" office:value-type="float" office:value="1365" calcext:value-type="float">
            <text:p>136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845" calcext:value-type="float">
            <text:p>84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B5]+[.C5]+[.D5]" office:value-type="float" office:value="1498" calcext:value-type="float">
            <text:p>14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902" calcext:value-type="float">
            <text:p>90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table:formula="of:=[.I5]+[.J5]+[.K5]" office:value-type="float" office:value="1435" calcext:value-type="float">
            <text:p>143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float" office:value="881" calcext:value-type="float">
            <text:p>881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table:formula="of:=[.B6]+[.C6]+[.D6]" office:value-type="float" office:value="1593" calcext:value-type="float">
            <text:p>1593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886" calcext:value-type="float">
            <text:p>88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table:formula="of:=[.I6]+[.J6]+[.K6]" office:value-type="float" office:value="1388" calcext:value-type="float">
            <text:p>13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float" office:value="972" calcext:value-type="float">
            <text:p>97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formula="of:=[.B7]+[.C7]+[.D7]" office:value-type="float" office:value="1534" calcext:value-type="float">
            <text:p>1534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table:formula="of:=[.I7]+[.J7]+[.K7]" office:value-type="float" office:value="1370" calcext:value-type="float">
            <text:p>137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6" calcext:value-type="float">
            <text:p>526</text:p>
          </table:table-cell>
          <table:table-cell office:value-type="float" office:value="871" calcext:value-type="float">
            <text:p>87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formula="of:=[.B8]+[.C8]+[.D8]" office:value-type="float" office:value="1423" calcext:value-type="float">
            <text:p>142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817" calcext:value-type="float">
            <text:p>817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I8]+[.J8]+[.K8]" office:value-type="float" office:value="1321" calcext:value-type="float">
            <text:p>132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970" calcext:value-type="float">
            <text:p>97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[.B9]+[.C9]+[.D9]" office:value-type="float" office:value="1525" calcext:value-type="float">
            <text:p>1525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884" calcext:value-type="float">
            <text:p>884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formula="of:=[.I9]+[.J9]+[.K9]" office:value-type="float" office:value="1459" calcext:value-type="float">
            <text:p>145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832" calcext:value-type="float">
            <text:p>832</text:p>
          </table:table-cell>
          <table:table-cell office:value-type="float" office:value="1636" calcext:value-type="float">
            <text:p>163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[.B10]+[.C10]+[.D10]" office:value-type="float" office:value="2998" calcext:value-type="float">
            <text:p>2998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861" calcext:value-type="float">
            <text:p>86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table:formula="of:=[.I10]+[.J10]+[.K10]" office:value-type="float" office:value="1406" calcext:value-type="float">
            <text:p>14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987" calcext:value-type="float">
            <text:p>98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formula="of:=[.B11]+[.C11]+[.D11]" office:value-type="float" office:value="1535" calcext:value-type="float">
            <text:p>1535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914" calcext:value-type="float">
            <text:p>91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table:formula="of:=[.I11]+[.J11]+[.K11]" office:value-type="float" office:value="1423" calcext:value-type="float">
            <text:p>142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48" calcext:value-type="float">
            <text:p>648</text:p>
          </table:table-cell>
          <table:table-cell office:value-type="float" office:value="832" calcext:value-type="float">
            <text:p>83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table:formula="of:=[.B12]+[.C12]+[.D12]" office:value-type="float" office:value="1506" calcext:value-type="float">
            <text:p>1506</text:p>
          </table:table-cell>
          <table:table-cell/>
          <table:table-cell office:value-type="float" office:value="614" calcext:value-type="float">
            <text:p>614</text:p>
          </table:table-cell>
          <table:table-cell office:value-type="float" office:value="978" calcext:value-type="float">
            <text:p>97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[.I12]+[.J12]+[.K12]" office:value-type="float" office:value="1616" calcext:value-type="float">
            <text:p>16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1065" calcext:value-type="float">
            <text:p>106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formula="of:=[.B13]+[.C13]+[.D13]" office:value-type="float" office:value="1535" calcext:value-type="float">
            <text:p>1535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810" calcext:value-type="float">
            <text:p>81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table:formula="of:=[.I13]+[.J13]+[.K13]" office:value-type="float" office:value="1352" calcext:value-type="float">
            <text:p>13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1012" calcext:value-type="float">
            <text:p>101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formula="of:=[.B14]+[.C14]+[.D14]" office:value-type="float" office:value="1498" calcext:value-type="float">
            <text:p>1498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783" calcext:value-type="float">
            <text:p>78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formula="of:=[.I14]+[.J14]+[.K14]" office:value-type="float" office:value="1231" calcext:value-type="float">
            <text:p>12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862" calcext:value-type="float">
            <text:p>86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[.B15]+[.C15]+[.D15]" office:value-type="float" office:value="1679" calcext:value-type="float">
            <text:p>167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902" calcext:value-type="float">
            <text:p>90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formula="of:=[.I15]+[.J15]+[.K15]" office:value-type="float" office:value="1467" calcext:value-type="float">
            <text:p>14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3" calcext:value-type="float">
            <text:p>413</text:p>
          </table:table-cell>
          <table:table-cell office:value-type="float" office:value="826" calcext:value-type="float">
            <text:p>8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[.B16]+[.C16]+[.D16]" office:value-type="float" office:value="1266" calcext:value-type="float">
            <text:p>1266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865" calcext:value-type="float">
            <text:p>86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[.I16]+[.J16]+[.K16]" office:value-type="float" office:value="1360" calcext:value-type="float">
            <text:p>136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1002" calcext:value-type="float">
            <text:p>100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formula="of:=[.B17]+[.C17]+[.D17]" office:value-type="float" office:value="1485" calcext:value-type="float">
            <text:p>1485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787" calcext:value-type="float">
            <text:p>787</text:p>
          </table:table-cell>
          <table:table-cell office:value-type="float" office:value="1139" calcext:value-type="float">
            <text:p>113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formula="of:=[.I17]+[.J17]+[.K17]" office:value-type="float" office:value="2384" calcext:value-type="float">
            <text:p>23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table:formula="of:=[.B18]+[.C18]+[.D18]" office:value-type="float" office:value="1342" calcext:value-type="float">
            <text:p>134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909" calcext:value-type="float">
            <text:p>90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[.I18]+[.J18]+[.K18]" office:value-type="float" office:value="1669" calcext:value-type="float">
            <text:p>16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1003" calcext:value-type="float">
            <text:p>100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formula="of:=[.B19]+[.C19]+[.D19]" office:value-type="float" office:value="1441" calcext:value-type="float">
            <text:p>1441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1095" calcext:value-type="float">
            <text:p>1095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table:formula="of:=[.I19]+[.J19]+[.K19]" office:value-type="float" office:value="1543" calcext:value-type="float">
            <text:p>154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884" calcext:value-type="float">
            <text:p>88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[.B20]+[.C20]+[.D20]" office:value-type="float" office:value="1362" calcext:value-type="float">
            <text:p>1362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formula="of:=[.I20]+[.J20]+[.K20]" office:value-type="float" office:value="1267" calcext:value-type="float">
            <text:p>12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float" office:value="851" calcext:value-type="float">
            <text:p>85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  <table:table-cell table:formula="of:=[.B21]+[.C21]+[.D21]" office:value-type="float" office:value="1359" calcext:value-type="float">
            <text:p>135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007" calcext:value-type="float">
            <text:p>100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formula="of:=[.I21]+[.J21]+[.K21]" office:value-type="float" office:value="1576" calcext:value-type="float">
            <text:p>157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782" calcext:value-type="float">
            <text:p>78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formula="of:=[.B22]+[.C22]+[.D22]" office:value-type="float" office:value="1242" calcext:value-type="float">
            <text:p>1242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884" calcext:value-type="float">
            <text:p>884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[.I22]+[.J22]+[.K22]" office:value-type="float" office:value="1611" calcext:value-type="float">
            <text:p>16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877" calcext:value-type="float">
            <text:p>87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formula="of:=[.B23]+[.C23]+[.D23]" office:value-type="float" office:value="1385" calcext:value-type="float">
            <text:p>1385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864" calcext:value-type="float">
            <text:p>86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formula="of:=[.I23]+[.J23]+[.K23]" office:value-type="float" office:value="1371" calcext:value-type="float">
            <text:p>137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78" calcext:value-type="float">
            <text:p>1278</text:p>
          </table:table-cell>
          <table:table-cell office:value-type="float" office:value="776" calcext:value-type="float">
            <text:p>77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formula="of:=[.B24]+[.C24]+[.D24]" office:value-type="float" office:value="2082" calcext:value-type="float">
            <text:p>2082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824" calcext:value-type="float">
            <text:p>82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formula="of:=[.I24]+[.J24]+[.K24]" office:value-type="float" office:value="1337" calcext:value-type="float">
            <text:p>133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formula="of:=[.B25]+[.C25]+[.D25]" office:value-type="float" office:value="1336" calcext:value-type="float">
            <text:p>1336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864" calcext:value-type="float">
            <text:p>86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formula="of:=[.I25]+[.J25]+[.K25]" office:value-type="float" office:value="1324" calcext:value-type="float">
            <text:p>13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991" calcext:value-type="float">
            <text:p>99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.B26]+[.C26]+[.D26]" office:value-type="float" office:value="1490" calcext:value-type="float">
            <text:p>1490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formula="of:=[.I26]+[.J26]+[.K26]" office:value-type="float" office:value="1263" calcext:value-type="float">
            <text:p>126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803" calcext:value-type="float">
            <text:p>80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formula="of:=[.B27]+[.C27]+[.D27]" office:value-type="float" office:value="1288" calcext:value-type="float">
            <text:p>1288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848" calcext:value-type="float">
            <text:p>848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table:formula="of:=[.I27]+[.J27]+[.K27]" office:value-type="float" office:value="1398" calcext:value-type="float">
            <text:p>139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07H00M00S" calcext:value-type="time">
            <text:p>07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3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3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formula="of:=[.B4]+[.C4]+[.D4]" office:value-type="float" office:value="1508" calcext:value-type="float">
            <text:p>1508</text:p>
          </table:table-cell>
          <table:table-cell/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804" calcext:value-type="float">
            <text:p>804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93" calcext:value-type="float">
            <text:p>93</text:p>
          </table:table-cell>
          <table:table-cell table:formula="of:=[.I4]+[.J4]+[.K4]" office:value-type="float" office:value="1389" calcext:value-type="float">
            <text:p>13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889" calcext:value-type="float">
            <text:p>889</text:p>
          </table:table-cell>
          <table:table-cell office:value-type="float" office:value="1017" calcext:value-type="float">
            <text:p>1017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formula="of:=[.B5]+[.C5]+[.D5]" office:value-type="float" office:value="2444" calcext:value-type="float">
            <text:p>2444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840" calcext:value-type="float">
            <text:p>84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table:formula="of:=[.I5]+[.J5]+[.K5]" office:value-type="float" office:value="1432" calcext:value-type="float">
            <text:p>14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float" office:value="906" calcext:value-type="float">
            <text:p>906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table:formula="of:=[.B6]+[.C6]+[.D6]" office:value-type="float" office:value="1481" calcext:value-type="float">
            <text:p>148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811" calcext:value-type="float">
            <text:p>81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table:formula="of:=[.I6]+[.J6]+[.K6]" office:value-type="float" office:value="1394" calcext:value-type="float">
            <text:p>13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table:formula="of:=[.B7]+[.C7]+[.D7]" office:value-type="float" office:value="1376" calcext:value-type="float">
            <text:p>1376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617" calcext:value-type="float">
            <text:p>617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formula="of:=[.I7]+[.J7]+[.K7]" office:value-type="float" office:value="1296" calcext:value-type="float">
            <text:p>129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4" calcext:value-type="float">
            <text:p>564</text:p>
          </table:table-cell>
          <table:table-cell office:value-type="float" office:value="860" calcext:value-type="float">
            <text:p>860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formula="of:=[.B8]+[.C8]+[.D8]" office:value-type="float" office:value="1445" calcext:value-type="float">
            <text:p>1445</text:p>
          </table:table-cell>
          <table:table-cell/>
          <table:table-cell office:value-type="float" office:value="582" calcext:value-type="float">
            <text:p>582</text:p>
          </table:table-cell>
          <table:table-cell office:value-type="float" office:value="811" calcext:value-type="float">
            <text:p>81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table:formula="of:=[.I8]+[.J8]+[.K8]" office:value-type="float" office:value="1415" calcext:value-type="float">
            <text:p>14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float" office:value="894" calcext:value-type="float">
            <text:p>89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table:formula="of:=[.B9]+[.C9]+[.D9]" office:value-type="float" office:value="1447" calcext:value-type="float">
            <text:p>1447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837" calcext:value-type="float">
            <text:p>83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table:formula="of:=[.I9]+[.J9]+[.K9]" office:value-type="float" office:value="1402" calcext:value-type="float">
            <text:p>14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79" calcext:value-type="float">
            <text:p>779</text:p>
          </table:table-cell>
          <table:table-cell office:value-type="float" office:value="863" calcext:value-type="float">
            <text:p>86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table:formula="of:=[.B10]+[.C10]+[.D10]" office:value-type="float" office:value="1663" calcext:value-type="float">
            <text:p>1663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904" calcext:value-type="float">
            <text:p>90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formula="of:=[.I10]+[.J10]+[.K10]" office:value-type="float" office:value="1483" calcext:value-type="float">
            <text:p>14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8" calcext:value-type="float">
            <text:p>598</text:p>
          </table:table-cell>
          <table:table-cell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table:formula="of:=[.B11]+[.C11]+[.D11]" office:value-type="float" office:value="1515" calcext:value-type="float">
            <text:p>1515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837" calcext:value-type="float">
            <text:p>837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[.I11]+[.J11]+[.K11]" office:value-type="float" office:value="1391" calcext:value-type="float">
            <text:p>139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3" calcext:value-type="float">
            <text:p>603</text:p>
          </table:table-cell>
          <table:table-cell office:value-type="float" office:value="833" calcext:value-type="float">
            <text:p>83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table:formula="of:=[.B12]+[.C12]+[.D12]" office:value-type="float" office:value="1458" calcext:value-type="float">
            <text:p>1458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formula="of:=[.I12]+[.J12]+[.K12]" office:value-type="float" office:value="1422" calcext:value-type="float">
            <text:p>142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866" calcext:value-type="float">
            <text:p>86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formula="of:=[.B13]+[.C13]+[.D13]" office:value-type="float" office:value="1419" calcext:value-type="float">
            <text:p>1419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851" calcext:value-type="float">
            <text:p>85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I13]+[.J13]+[.K13]" office:value-type="float" office:value="1652" calcext:value-type="float">
            <text:p>165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805" calcext:value-type="float">
            <text:p>805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formula="of:=[.B14]+[.C14]+[.D14]" office:value-type="float" office:value="1280" calcext:value-type="float">
            <text:p>1280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814" calcext:value-type="float">
            <text:p>81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6" calcext:value-type="float">
            <text:p>86</text:p>
          </table:table-cell>
          <table:table-cell table:formula="of:=[.I14]+[.J14]+[.K14]" office:value-type="float" office:value="1331" calcext:value-type="float">
            <text:p>13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871" calcext:value-type="float">
            <text:p>871</text:p>
          </table:table-cell>
          <table:table-cell office:value-type="float" office:value="1334" calcext:value-type="float">
            <text:p>1334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formula="of:=[.B15]+[.C15]+[.D15]" office:value-type="float" office:value="2660" calcext:value-type="float">
            <text:p>266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[.I15]+[.J15]+[.K15]" office:value-type="float" office:value="1351" calcext:value-type="float">
            <text:p>135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617" calcext:value-type="float">
            <text:p>61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B16]+[.C16]+[.D16]" office:value-type="float" office:value="1144" calcext:value-type="float">
            <text:p>1144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969" calcext:value-type="float">
            <text:p>96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16]+[.J16]+[.K16]" office:value-type="float" office:value="1501" calcext:value-type="float">
            <text:p>15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3" calcext:value-type="float">
            <text:p>443</text:p>
          </table:table-cell>
          <table:table-cell office:value-type="float" office:value="593" calcext:value-type="float">
            <text:p>59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formula="of:=[.B17]+[.C17]+[.D17]" office:value-type="float" office:value="1055" calcext:value-type="float">
            <text:p>1055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849" calcext:value-type="float">
            <text:p>84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[.I17]+[.J17]+[.K17]" office:value-type="float" office:value="1482" calcext:value-type="float">
            <text:p>148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formula="of:=[.B18]+[.C18]+[.D18]" office:value-type="float" office:value="1330" calcext:value-type="float">
            <text:p>133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formula="of:=[.I18]+[.J18]+[.K18]" office:value-type="float" office:value="1416" calcext:value-type="float">
            <text:p>141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formula="of:=[.B19]+[.C19]+[.D19]" office:value-type="float" office:value="1423" calcext:value-type="float">
            <text:p>1423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[.I19]+[.J19]+[.K19]" office:value-type="float" office:value="1703" calcext:value-type="float">
            <text:p>17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869" calcext:value-type="float">
            <text:p>86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B20]+[.C20]+[.D20]" office:value-type="float" office:value="1392" calcext:value-type="float">
            <text:p>1392</text:p>
          </table:table-cell>
          <table:table-cell/>
          <table:table-cell office:value-type="float" office:value="2242" calcext:value-type="float">
            <text:p>224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formula="of:=[.I20]+[.J20]+[.K20]" office:value-type="float" office:value="3088" calcext:value-type="float">
            <text:p>30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float" office:value="779" calcext:value-type="float">
            <text:p>77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formula="of:=[.B21]+[.C21]+[.D21]" office:value-type="float" office:value="1460" calcext:value-type="float">
            <text:p>146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[.I21]+[.J21]+[.K21]" office:value-type="float" office:value="1694" calcext:value-type="float">
            <text:p>169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818" calcext:value-type="float">
            <text:p>81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B22]+[.C22]+[.D22]" office:value-type="float" office:value="1319" calcext:value-type="float">
            <text:p>1319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07" calcext:value-type="float">
            <text:p>807</text:p>
          </table:table-cell>
          <table:table-cell office:value-type="float" office:value="987" calcext:value-type="float">
            <text:p>987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table:formula="of:=[.I22]+[.J22]+[.K22]" office:value-type="float" office:value="2338" calcext:value-type="float">
            <text:p>23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829" calcext:value-type="float">
            <text:p>82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formula="of:=[.B23]+[.C23]+[.D23]" office:value-type="float" office:value="1414" calcext:value-type="float">
            <text:p>141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[.I23]+[.J23]+[.K23]" office:value-type="float" office:value="1299" calcext:value-type="float">
            <text:p>129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float" office:value="874" calcext:value-type="float">
            <text:p>874</text:p>
          </table:table-cell>
          <table:table-cell office:value-type="float" office:value="897" calcext:value-type="float">
            <text:p>897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table:formula="of:=[.B24]+[.C24]+[.D24]" office:value-type="float" office:value="2302" calcext:value-type="float">
            <text:p>2302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table:formula="of:=[.I24]+[.J24]+[.K24]" office:value-type="float" office:value="1330" calcext:value-type="float">
            <text:p>13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1" calcext:value-type="float">
            <text:p>601</text:p>
          </table:table-cell>
          <table:table-cell office:value-type="float" office:value="862" calcext:value-type="float">
            <text:p>86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formula="of:=[.B25]+[.C25]+[.D25]" office:value-type="float" office:value="1491" calcext:value-type="float">
            <text:p>1491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formula="of:=[.I25]+[.J25]+[.K25]" office:value-type="float" office:value="1398" calcext:value-type="float">
            <text:p>1398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542" calcext:value-type="float">
            <text:p>542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formula="of:=[.I26]+[.J26]+[.K26]" office:value-type="float" office:value="1232" calcext:value-type="float">
            <text:p>1232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513" calcext:value-type="float">
            <text:p>513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formula="of:=[.I27]+[.J27]+[.K27]" office:value-type="float" office:value="1353" calcext:value-type="float">
            <text:p>1353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0H00M00S" calcext:value-type="time">
            <text:p>10:0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3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3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5" calcext:value-type="float">
            <text:p>535</text:p>
          </table:table-cell>
          <table:table-cell office:value-type="float" office:value="885" calcext:value-type="float">
            <text:p>88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4]+[.C4]+[.D4]" office:value-type="float" office:value="1443" calcext:value-type="float">
            <text:p>1443</text:p>
          </table:table-cell>
          <table:table-cell/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824" calcext:value-type="float">
            <text:p>82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88" calcext:value-type="float">
            <text:p>88</text:p>
          </table:table-cell>
          <table:table-cell table:formula="of:=[.I4]+[.J4]+[.K4]" office:value-type="float" office:value="1431" calcext:value-type="float">
            <text:p>14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3" calcext:value-type="float">
            <text:p>603</text:p>
          </table:table-cell>
          <table:table-cell office:value-type="float" office:value="923" calcext:value-type="float">
            <text:p>92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formula="of:=[.B5]+[.C5]+[.D5]" office:value-type="float" office:value="1549" calcext:value-type="float">
            <text:p>1549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816" calcext:value-type="float">
            <text:p>816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table:formula="of:=[.I5]+[.J5]+[.K5]" office:value-type="float" office:value="1325" calcext:value-type="float">
            <text:p>132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894" calcext:value-type="float">
            <text:p>894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B6]+[.C6]+[.D6]" office:value-type="float" office:value="1410" calcext:value-type="float">
            <text:p>1410</text:p>
          </table:table-cell>
          <table:table-cell/>
          <table:table-cell table:number-columns-repeated="2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[.I6]+[.J6]+[.K6]" office:value-type="float" office:value="1824" calcext:value-type="float">
            <text:p>182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883" calcext:value-type="float">
            <text:p>883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formula="of:=[.B7]+[.C7]+[.D7]" office:value-type="float" office:value="2069" calcext:value-type="float">
            <text:p>2069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892" calcext:value-type="float">
            <text:p>89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6" calcext:value-type="float">
            <text:p>86</text:p>
          </table:table-cell>
          <table:table-cell table:formula="of:=[.I7]+[.J7]+[.K7]" office:value-type="float" office:value="1528" calcext:value-type="float">
            <text:p>15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2" calcext:value-type="float">
            <text:p>592</text:p>
          </table:table-cell>
          <table:table-cell office:value-type="float" office:value="919" calcext:value-type="float">
            <text:p>919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table:formula="of:=[.B8]+[.C8]+[.D8]" office:value-type="float" office:value="1531" calcext:value-type="float">
            <text:p>1531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862" calcext:value-type="float">
            <text:p>86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table:formula="of:=[.I8]+[.J8]+[.K8]" office:value-type="float" office:value="1401" calcext:value-type="float">
            <text:p>140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88" calcext:value-type="float">
            <text:p>588</text:p>
          </table:table-cell>
          <table:table-cell office:value-type="float" office:value="850" calcext:value-type="float">
            <text:p>85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[.B9]+[.C9]+[.D9]" office:value-type="float" office:value="1466" calcext:value-type="float">
            <text:p>146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888" calcext:value-type="float">
            <text:p>88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formula="of:=[.I9]+[.J9]+[.K9]" office:value-type="float" office:value="2147" calcext:value-type="float">
            <text:p>214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6" calcext:value-type="float">
            <text:p>636</text:p>
          </table:table-cell>
          <table:table-cell office:value-type="float" office:value="792" calcext:value-type="float">
            <text:p>79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formula="of:=[.B10]+[.C10]+[.D10]" office:value-type="float" office:value="1449" calcext:value-type="float">
            <text:p>1449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762" calcext:value-type="float">
            <text:p>76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formula="of:=[.I10]+[.J10]+[.K10]" office:value-type="float" office:value="1579" calcext:value-type="float">
            <text:p>15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873" calcext:value-type="float">
            <text:p>873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formula="of:=[.B11]+[.C11]+[.D11]" office:value-type="float" office:value="1492" calcext:value-type="float">
            <text:p>1492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833" calcext:value-type="float">
            <text:p>833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formula="of:=[.I11]+[.J11]+[.K11]" office:value-type="float" office:value="1355" calcext:value-type="float">
            <text:p>13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5" calcext:value-type="float">
            <text:p>495</text:p>
          </table:table-cell>
          <table:table-cell office:value-type="float" office:value="881" calcext:value-type="float">
            <text:p>88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formula="of:=[.B12]+[.C12]+[.D12]" office:value-type="float" office:value="1403" calcext:value-type="float">
            <text:p>1403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818" calcext:value-type="float">
            <text:p>818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formula="of:=[.I12]+[.J12]+[.K12]" office:value-type="float" office:value="1669" calcext:value-type="float">
            <text:p>16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19" calcext:value-type="float">
            <text:p>619</text:p>
          </table:table-cell>
          <table:table-cell office:value-type="float" office:value="896" calcext:value-type="float">
            <text:p>8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formula="of:=[.B13]+[.C13]+[.D13]" office:value-type="float" office:value="1537" calcext:value-type="float">
            <text:p>1537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888" calcext:value-type="float">
            <text:p>888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table:formula="of:=[.I13]+[.J13]+[.K13]" office:value-type="float" office:value="1718" calcext:value-type="float">
            <text:p>171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871" calcext:value-type="float">
            <text:p>87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[.B14]+[.C14]+[.D14]" office:value-type="float" office:value="1680" calcext:value-type="float">
            <text:p>168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866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formula="of:=[.I14]+[.J14]+[.K14]" office:value-type="float" office:value="3190" calcext:value-type="float">
            <text:p>319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float" office:value="931" calcext:value-type="float">
            <text:p>93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B15]+[.C15]+[.D15]" office:value-type="float" office:value="1583" calcext:value-type="float">
            <text:p>1583</text:p>
          </table:table-cell>
          <table:table-cell/>
          <table:table-cell office:value-type="float" office:value="554" calcext:value-type="float">
            <text:p>554</text:p>
          </table:table-cell>
          <table:table-cell office:value-type="float" office:value="967" calcext:value-type="float">
            <text:p>96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formula="of:=[.I15]+[.J15]+[.K15]" office:value-type="float" office:value="1540" calcext:value-type="float">
            <text:p>15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35" calcext:value-type="float">
            <text:p>935</text:p>
          </table:table-cell>
          <table:table-cell office:value-type="float" office:value="854" calcext:value-type="float">
            <text:p>85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B16]+[.C16]+[.D16]" office:value-type="float" office:value="1810" calcext:value-type="float">
            <text:p>1810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790" calcext:value-type="float">
            <text:p>7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formula="of:=[.I16]+[.J16]+[.K16]" office:value-type="float" office:value="1340" calcext:value-type="float">
            <text:p>13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803" calcext:value-type="float">
            <text:p>80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formula="of:=[.B17]+[.C17]+[.D17]" office:value-type="float" office:value="1352" calcext:value-type="float">
            <text:p>1352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858" calcext:value-type="float">
            <text:p>85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formula="of:=[.I17]+[.J17]+[.K17]" office:value-type="float" office:value="1392" calcext:value-type="float">
            <text:p>139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928" calcext:value-type="float">
            <text:p>928</text:p>
          </table:table-cell>
          <table:table-cell office:value-type="float" office:value="876" calcext:value-type="float">
            <text:p>87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[.B18]+[.C18]+[.D18]" office:value-type="float" office:value="1828" calcext:value-type="float">
            <text:p>1828</text:p>
          </table:table-cell>
          <table:table-cell/>
          <table:table-cell office:value-type="float" office:value="539" calcext:value-type="float">
            <text:p>539</text:p>
          </table:table-cell>
          <table:table-cell office:value-type="float" office:value="839" calcext:value-type="float">
            <text:p>83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table:formula="of:=[.I18]+[.J18]+[.K18]" office:value-type="float" office:value="1406" calcext:value-type="float">
            <text:p>140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862" calcext:value-type="float">
            <text:p>86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formula="of:=[.B19]+[.C19]+[.D19]" office:value-type="float" office:value="1388" calcext:value-type="float">
            <text:p>138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807" calcext:value-type="float">
            <text:p>80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formula="of:=[.I19]+[.J19]+[.K19]" office:value-type="float" office:value="1273" calcext:value-type="float">
            <text:p>127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884" calcext:value-type="float">
            <text:p>884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table:formula="of:=[.B20]+[.C20]+[.D20]" office:value-type="float" office:value="1398" calcext:value-type="float">
            <text:p>1398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formula="of:=[.I20]+[.J20]+[.K20]" office:value-type="float" office:value="1529" calcext:value-type="float">
            <text:p>15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791" calcext:value-type="float">
            <text:p>79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[.B21]+[.C21]+[.D21]" office:value-type="float" office:value="1572" calcext:value-type="float">
            <text:p>1572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890" calcext:value-type="float">
            <text:p>89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table:formula="of:=[.I21]+[.J21]+[.K21]" office:value-type="float" office:value="1448" calcext:value-type="float">
            <text:p>144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81" calcext:value-type="float">
            <text:p>481</text:p>
          </table:table-cell>
          <table:table-cell office:value-type="float" office:value="852" calcext:value-type="float">
            <text:p>85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table:formula="of:=[.B22]+[.C22]+[.D22]" office:value-type="float" office:value="1361" calcext:value-type="float">
            <text:p>1361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float" office:value="883" calcext:value-type="float">
            <text:p>88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formula="of:=[.I22]+[.J22]+[.K22]" office:value-type="float" office:value="1333" calcext:value-type="float">
            <text:p>133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1" calcext:value-type="float">
            <text:p>551</text:p>
          </table:table-cell>
          <table:table-cell office:value-type="float" office:value="900" calcext:value-type="float">
            <text:p>90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formula="of:=[.B23]+[.C23]+[.D23]" office:value-type="float" office:value="1479" calcext:value-type="float">
            <text:p>1479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919" calcext:value-type="float">
            <text:p>919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formula="of:=[.I23]+[.J23]+[.K23]" office:value-type="float" office:value="1464" calcext:value-type="float">
            <text:p>146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796" calcext:value-type="float">
            <text:p>79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table:formula="of:=[.B24]+[.C24]+[.D24]" office:value-type="float" office:value="1364" calcext:value-type="float">
            <text:p>1364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872" calcext:value-type="float">
            <text:p>87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table:formula="of:=[.I24]+[.J24]+[.K24]" office:value-type="float" office:value="1473" calcext:value-type="float">
            <text:p>147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8" calcext:value-type="float">
            <text:p>88</text:p>
          </table:table-cell>
          <table:table-cell table:formula="of:=[.B25]+[.C25]+[.D25]" office:value-type="float" office:value="1217" calcext:value-type="float">
            <text:p>1217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812" calcext:value-type="float">
            <text:p>81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.I25]+[.J25]+[.K25]" office:value-type="float" office:value="1308" calcext:value-type="float">
            <text:p>130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802" calcext:value-type="float">
            <text:p>80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formula="of:=[.B26]+[.C26]+[.D26]" office:value-type="float" office:value="1255" calcext:value-type="float">
            <text:p>1255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1470" calcext:value-type="float">
            <text:p>147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table:formula="of:=[.I26]+[.J26]+[.K26]" office:value-type="float" office:value="2005" calcext:value-type="float">
            <text:p>20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932" calcext:value-type="float">
            <text:p>93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table:formula="of:=[.B27]+[.C27]+[.D27]" office:value-type="float" office:value="1487" calcext:value-type="float">
            <text:p>14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914" calcext:value-type="float">
            <text:p>9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formula="of:=[.B28]+[.C28]+[.D28]" office:value-type="float" office:value="1413" calcext:value-type="float">
            <text:p>1413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3H30M00S" calcext:value-type="time">
            <text:p>13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3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3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table:formula="of:=[.B4]+[.C4]+[.D4]" office:value-type="float" office:value="1527" calcext:value-type="float">
            <text:p>1527</text:p>
          </table:table-cell>
          <table:table-cell/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868" calcext:value-type="float">
            <text:p>86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3" calcext:value-type="float">
            <text:p>103</text:p>
          </table:table-cell>
          <table:table-cell table:formula="of:=[.I4]+[.J4]+[.K4]" office:value-type="float" office:value="1398" calcext:value-type="float">
            <text:p>139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1" calcext:value-type="float">
            <text:p>551</text:p>
          </table:table-cell>
          <table:table-cell office:value-type="float" office:value="897" calcext:value-type="float">
            <text:p>897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formula="of:=[.B5]+[.C5]+[.D5]" office:value-type="float" office:value="1473" calcext:value-type="float">
            <text:p>1473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861" calcext:value-type="float">
            <text:p>86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formula="of:=[.I5]+[.J5]+[.K5]" office:value-type="float" office:value="1450" calcext:value-type="float">
            <text:p>145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1001" calcext:value-type="float">
            <text:p>100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6]+[.C6]+[.D6]" office:value-type="float" office:value="1556" calcext:value-type="float">
            <text:p>1556</text:p>
          </table:table-cell>
          <table:table-cell/>
          <table:table-cell office:value-type="float" office:value="498" calcext:value-type="float">
            <text:p>498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table:formula="of:=[.I6]+[.J6]+[.K6]" office:value-type="float" office:value="1386" calcext:value-type="float">
            <text:p>1386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9" calcext:value-type="float">
            <text:p>509</text:p>
          </table:table-cell>
          <table:table-cell office:value-type="float" office:value="795" calcext:value-type="float">
            <text:p>795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table:formula="of:=[.B7]+[.C7]+[.D7]" office:value-type="float" office:value="1329" calcext:value-type="float">
            <text:p>1329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formula="of:=[.I7]+[.J7]+[.K7]" office:value-type="float" office:value="1505" calcext:value-type="float">
            <text:p>150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963" calcext:value-type="float">
            <text:p>963</text:p>
          </table:table-cell>
          <table:table-cell office:value-type="float" office:value="417" calcext:value-type="float">
            <text:p>417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table:formula="of:=[.B8]+[.C8]+[.D8]" office:value-type="float" office:value="1902" calcext:value-type="float">
            <text:p>190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965" calcext:value-type="float">
            <text:p>96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I8]+[.J8]+[.K8]" office:value-type="float" office:value="1484" calcext:value-type="float">
            <text:p>14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6" calcext:value-type="float">
            <text:p>546</text:p>
          </table:table-cell>
          <table:table-cell office:value-type="float" office:value="943" calcext:value-type="float">
            <text:p>943</text:p>
          </table:table-cell>
          <table:table-cell office:value-type="float" office:value="1479" calcext:value-type="float">
            <text:p>1479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table:formula="of:=[.B9]+[.C9]+[.D9]" office:value-type="float" office:value="2968" calcext:value-type="float">
            <text:p>2968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935" calcext:value-type="float">
            <text:p>93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formula="of:=[.I9]+[.J9]+[.K9]" office:value-type="float" office:value="1555" calcext:value-type="float">
            <text:p>155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96" calcext:value-type="float">
            <text:p>596</text:p>
          </table:table-cell>
          <table:table-cell office:value-type="float" office:value="511" calcext:value-type="float">
            <text:p>511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table:formula="of:=[.B10]+[.C10]+[.D10]" office:value-type="float" office:value="1135" calcext:value-type="float">
            <text:p>113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923" calcext:value-type="float">
            <text:p>92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I10]+[.J10]+[.K10]" office:value-type="float" office:value="1481" calcext:value-type="float">
            <text:p>148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formula="of:=[.B11]+[.C11]+[.D11]" office:value-type="float" office:value="1421" calcext:value-type="float">
            <text:p>1421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907" calcext:value-type="float">
            <text:p>90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formula="of:=[.I11]+[.J11]+[.K11]" office:value-type="float" office:value="1428" calcext:value-type="float">
            <text:p>142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860" calcext:value-type="float">
            <text:p>86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formula="of:=[.B12]+[.C12]+[.D12]" office:value-type="float" office:value="1326" calcext:value-type="float">
            <text:p>132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920" calcext:value-type="float">
            <text:p>920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table:formula="of:=[.I12]+[.J12]+[.K12]" office:value-type="float" office:value="1469" calcext:value-type="float">
            <text:p>14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850" calcext:value-type="float">
            <text:p>85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formula="of:=[.B13]+[.C13]+[.D13]" office:value-type="float" office:value="1315" calcext:value-type="float">
            <text:p>131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937" calcext:value-type="float">
            <text:p>93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formula="of:=[.I13]+[.J13]+[.K13]" office:value-type="float" office:value="1503" calcext:value-type="float">
            <text:p>150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970" calcext:value-type="float">
            <text:p>970</text:p>
          </table:table-cell>
          <table:table-cell office:value-type="float" office:value="1521" calcext:value-type="float">
            <text:p>1521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formula="of:=[.B14]+[.C14]+[.D14]" office:value-type="float" office:value="2919" calcext:value-type="float">
            <text:p>2919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862" calcext:value-type="float">
            <text:p>86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formula="of:=[.I14]+[.J14]+[.K14]" office:value-type="float" office:value="1362" calcext:value-type="float">
            <text:p>13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882" calcext:value-type="float">
            <text:p>88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formula="of:=[.B15]+[.C15]+[.D15]" office:value-type="float" office:value="1361" calcext:value-type="float">
            <text:p>1361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885" calcext:value-type="float">
            <text:p>88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table:formula="of:=[.I15]+[.J15]+[.K15]" office:value-type="float" office:value="1327" calcext:value-type="float">
            <text:p>132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924" calcext:value-type="float">
            <text:p>92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table:formula="of:=[.B16]+[.C16]+[.D16]" office:value-type="float" office:value="1469" calcext:value-type="float">
            <text:p>1469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881" calcext:value-type="float">
            <text:p>88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table:formula="of:=[.I16]+[.J16]+[.K16]" office:value-type="float" office:value="1332" calcext:value-type="float">
            <text:p>133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868" calcext:value-type="float">
            <text:p>868</text:p>
          </table:table-cell>
          <table:table-cell office:value-type="float" office:value="1356" calcext:value-type="float">
            <text:p>1356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formula="of:=[.B17]+[.C17]+[.D17]" office:value-type="float" office:value="2687" calcext:value-type="float">
            <text:p>2687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931" calcext:value-type="float">
            <text:p>93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formula="of:=[.I17]+[.J17]+[.K17]" office:value-type="float" office:value="1389" calcext:value-type="float">
            <text:p>138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874" calcext:value-type="float">
            <text:p>87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table:formula="of:=[.B18]+[.C18]+[.D18]" office:value-type="float" office:value="1333" calcext:value-type="float">
            <text:p>133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938" calcext:value-type="float">
            <text:p>93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formula="of:=[.I18]+[.J18]+[.K18]" office:value-type="float" office:value="1440" calcext:value-type="float">
            <text:p>14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925" calcext:value-type="float">
            <text:p>9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table:formula="of:=[.B19]+[.C19]+[.D19]" office:value-type="float" office:value="1378" calcext:value-type="float">
            <text:p>1378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formula="of:=[.I19]+[.J19]+[.K19]" office:value-type="float" office:value="1372" calcext:value-type="float">
            <text:p>137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formula="of:=[.B20]+[.C20]+[.D20]" office:value-type="float" office:value="1336" calcext:value-type="float">
            <text:p>1336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formula="of:=[.I20]+[.J20]+[.K20]" office:value-type="float" office:value="2767" calcext:value-type="float">
            <text:p>276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845" calcext:value-type="float">
            <text:p>84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B21]+[.C21]+[.D21]" office:value-type="float" office:value="1318" calcext:value-type="float">
            <text:p>1318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formula="of:=[.I21]+[.J21]+[.K21]" office:value-type="float" office:value="1438" calcext:value-type="float">
            <text:p>143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formula="of:=[.B22]+[.C22]+[.D22]" office:value-type="float" office:value="1389" calcext:value-type="float">
            <text:p>1389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formula="of:=[.I22]+[.J22]+[.K22]" office:value-type="float" office:value="1388" calcext:value-type="float">
            <text:p>138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864" calcext:value-type="float">
            <text:p>86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table:formula="of:=[.B23]+[.C23]+[.D23]" office:value-type="float" office:value="1340" calcext:value-type="float">
            <text:p>134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table:formula="of:=[.I23]+[.J23]+[.K23]" office:value-type="float" office:value="1219" calcext:value-type="float">
            <text:p>121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853" calcext:value-type="float">
            <text:p>85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formula="of:=[.B24]+[.C24]+[.D24]" office:value-type="float" office:value="1321" calcext:value-type="float">
            <text:p>132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979" calcext:value-type="float">
            <text:p>979</text:p>
          </table:table-cell>
          <table:table-cell office:value-type="float" office:value="1419" calcext:value-type="float">
            <text:p>1419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table:formula="of:=[.I24]+[.J24]+[.K24]" office:value-type="float" office:value="2829" calcext:value-type="float">
            <text:p>282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float" office:value="861" calcext:value-type="float">
            <text:p>86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table:formula="of:=[.B25]+[.C25]+[.D25]" office:value-type="float" office:value="1497" calcext:value-type="float">
            <text:p>149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formula="of:=[.I25]+[.J25]+[.K25]" office:value-type="float" office:value="1407" calcext:value-type="float">
            <text:p>1407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526" calcext:value-type="float">
            <text:p>526</text:p>
          </table:table-cell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formula="of:=[.I26]+[.J26]+[.K26]" office:value-type="float" office:value="1495" calcext:value-type="float">
            <text:p>1495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9H30M00S" calcext:value-type="time">
            <text:p>19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3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3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float" office:value="871" calcext:value-type="float">
            <text:p>87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table:formula="of:=[.B4]+[.C4]+[.D4]" office:value-type="float" office:value="1435" calcext:value-type="float">
            <text:p>1435</text:p>
          </table:table-cell>
          <table:table-cell/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883" calcext:value-type="float">
            <text:p>88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2" calcext:value-type="float">
            <text:p>82</text:p>
          </table:table-cell>
          <table:table-cell table:formula="of:=[.I4]+[.J4]+[.K4]" office:value-type="float" office:value="1539" calcext:value-type="float">
            <text:p>153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3" calcext:value-type="float">
            <text:p>543</text:p>
          </table:table-cell>
          <table:table-cell office:value-type="float" office:value="890" calcext:value-type="float">
            <text:p>890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3661" calcext:value-type="float">
            <text:p>3661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864" calcext:value-type="float">
            <text:p>86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961" calcext:value-type="float">
            <text:p>96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869" calcext:value-type="float">
            <text:p>869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977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943" calcext:value-type="float">
            <text:p>94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83" calcext:value-type="float">
            <text:p>883</text:p>
          </table:table-cell>
          <table:table-cell office:value-type="float" office:value="651" calcext:value-type="float">
            <text:p>651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2" calcext:value-type="float">
            <text:p>532</text:p>
          </table:table-cell>
          <table:table-cell office:value-type="float" office:value="853" calcext:value-type="float">
            <text:p>853</text:p>
          </table:table-cell>
          <table:table-cell office:value-type="float" office:value="1372" calcext:value-type="float">
            <text:p>1372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542" calcext:value-type="float">
            <text:p>542</text:p>
          </table:table-cell>
          <table:table-cell office:value-type="float" office:value="1669" calcext:value-type="float">
            <text:p>1669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885" calcext:value-type="float">
            <text:p>88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31" calcext:value-type="float">
            <text:p>931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979" calcext:value-type="float">
            <text:p>979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950" calcext:value-type="float">
            <text:p>95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635" calcext:value-type="float">
            <text:p>635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829" calcext:value-type="float">
            <text:p>82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966" calcext:value-type="float">
            <text:p>966</text:p>
          </table:table-cell>
          <table:table-cell office:value-type="float" office:value="1176" calcext:value-type="float">
            <text:p>1176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818" calcext:value-type="float">
            <text:p>81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989" calcext:value-type="float">
            <text:p>98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897" calcext:value-type="float">
            <text:p>89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float" office:value="867" calcext:value-type="float">
            <text:p>86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583" calcext:value-type="float">
            <text:p>58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864" calcext:value-type="float">
            <text:p>86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936" calcext:value-type="float">
            <text:p>93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909" calcext:value-type="float">
            <text:p>90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924" calcext:value-type="float">
            <text:p>92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548" calcext:value-type="float">
            <text:p>54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float" office:value="2142" calcext:value-type="float">
            <text:p>2142</text:p>
          </table:table-cell>
          <table:table-cell office:value-type="float" office:value="924" calcext:value-type="float">
            <text:p>92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float" office:value="901" calcext:value-type="float">
            <text:p>90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941" calcext:value-type="float">
            <text:p>94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817" calcext:value-type="float">
            <text:p>81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932" calcext:value-type="float">
            <text:p>93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822" calcext:value-type="float">
            <text:p>82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879" calcext:value-type="float">
            <text:p>87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861" calcext:value-type="float">
            <text:p>86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919" calcext:value-type="float">
            <text:p>91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table table:name="430p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2" table:number-columns-repeated="5"/>
          <table:table-cell table:style-name="ce5" office:value-type="time" office:time-value="PT16H30M00S" calcext:value-type="time">
            <text:p>16:30:00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/>
          <table:table-cell table:style-name="ce2" table:number-columns-repeated="2"/>
          <table:table-cell table:style-name="ce4" office:value-type="string" calcext:value-type="string">
            <text:p>Animal – Airtel-3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2"/>
          <table:table-cell table:style-name="ce4" office:value-type="string" calcext:value-type="string">
            <text:p>Animal – Airtel-3G – All</text:p>
          </table:table-cell>
          <table:table-cell table:style-name="ce2"/>
          <table:table-cell table:number-columns-repeated="1011"/>
        </table:table-row>
        <table:table-row table:style-name="ro2"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3" office:value-type="string" calcext:value-type="string">
            <text:p>Upload Time(ms)</text:p>
          </table:table-cell>
          <table:table-cell table:style-name="ce3" office:value-type="string" calcext:value-type="string">
            <text:p>Algo Time(ms)</text:p>
          </table:table-cell>
          <table:table-cell table:style-name="ce3" office:value-type="string" calcext:value-type="string">
            <text:p>Download Time(ms)</text:p>
          </table:table-cell>
          <table:table-cell table:style-name="ce3" office:value-type="string" calcext:value-type="string">
            <text:p>Size(Kbytes)</text:p>
          </table:table-cell>
          <table:table-cell table:style-name="ce3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float" office:value="844" calcext:value-type="float">
            <text:p>84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formula="of:=[.B4]+[.C4]+[.D4]" office:value-type="float" office:value="1491" calcext:value-type="float">
            <text:p>1491</text:p>
          </table:table-cell>
          <table:table-cell/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3" calcext:value-type="float">
            <text:p>103</text:p>
          </table:table-cell>
          <table:table-cell table:formula="of:=[.I4]+[.J4]+[.K4]" office:value-type="float" office:value="1440" calcext:value-type="float">
            <text:p>144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8" calcext:value-type="float">
            <text:p>638</text:p>
          </table:table-cell>
          <table:table-cell office:value-type="float" office:value="504" calcext:value-type="float">
            <text:p>50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formula="of:=[.B5]+[.C5]+[.D5]" office:value-type="float" office:value="1169" calcext:value-type="float">
            <text:p>1169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table:formula="of:=[.I5]+[.J5]+[.K5]" office:value-type="float" office:value="1479" calcext:value-type="float">
            <text:p>147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910" calcext:value-type="float">
            <text:p>91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formula="of:=[.B6]+[.C6]+[.D6]" office:value-type="float" office:value="1740" calcext:value-type="float">
            <text:p>1740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table:formula="of:=[.I6]+[.J6]+[.K6]" office:value-type="float" office:value="1378" calcext:value-type="float">
            <text:p>137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838" calcext:value-type="float">
            <text:p>83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table:formula="of:=[.B7]+[.C7]+[.D7]" office:value-type="float" office:value="1402" calcext:value-type="float">
            <text:p>14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formula="of:=[.I7]+[.J7]+[.K7]" office:value-type="float" office:value="1631" calcext:value-type="float">
            <text:p>16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841" calcext:value-type="float">
            <text:p>84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formula="of:=[.B8]+[.C8]+[.D8]" office:value-type="float" office:value="1611" calcext:value-type="float">
            <text:p>1611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4" calcext:value-type="float">
            <text:p>114</text:p>
          </table:table-cell>
          <table:table-cell table:formula="of:=[.I8]+[.J8]+[.K8]" office:value-type="float" office:value="1283" calcext:value-type="float">
            <text:p>1283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892" calcext:value-type="float">
            <text:p>89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table:formula="of:=[.B9]+[.C9]+[.D9]" office:value-type="float" office:value="1468" calcext:value-type="float">
            <text:p>146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formula="of:=[.I9]+[.J9]+[.K9]" office:value-type="float" office:value="1320" calcext:value-type="float">
            <text:p>132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836" calcext:value-type="float">
            <text:p>836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formula="of:=[.B10]+[.C10]+[.D10]" office:value-type="float" office:value="1386" calcext:value-type="float">
            <text:p>1386</text:p>
          </table:table-cell>
          <table:table-cell/>
          <table:table-cell office:value-type="float" office:value="494" calcext:value-type="float">
            <text:p>494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table:formula="of:=[.I10]+[.J10]+[.K10]" office:value-type="float" office:value="1368" calcext:value-type="float">
            <text:p>1368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table:formula="of:=[.B11]+[.C11]+[.D11]" office:value-type="float" office:value="1567" calcext:value-type="float">
            <text:p>1567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661" calcext:value-type="float">
            <text:p>661</text:p>
          </table:table-cell>
          <table:table-cell office:value-type="float" office:value="492" calcext:value-type="float">
            <text:p>492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table:formula="of:=[.I11]+[.J11]+[.K11]" office:value-type="float" office:value="1684" calcext:value-type="float">
            <text:p>168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formula="of:=[.B12]+[.C12]+[.D12]" office:value-type="float" office:value="1554" calcext:value-type="float">
            <text:p>1554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table:formula="of:=[.I12]+[.J12]+[.K12]" office:value-type="float" office:value="1331" calcext:value-type="float">
            <text:p>133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43" calcext:value-type="float">
            <text:p>54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table:formula="of:=[.B13]+[.C13]+[.D13]" office:value-type="float" office:value="1373" calcext:value-type="float">
            <text:p>1373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I13]+[.J13]+[.K13]" office:value-type="float" office:value="1611" calcext:value-type="float">
            <text:p>1611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903" calcext:value-type="float">
            <text:p>903</text:p>
          </table:table-cell>
          <table:table-cell office:value-type="float" office:value="1015" calcext:value-type="float">
            <text:p>101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table:formula="of:=[.B14]+[.C14]+[.D14]" office:value-type="float" office:value="2396" calcext:value-type="float">
            <text:p>239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[.I14]+[.J14]+[.K14]" office:value-type="float" office:value="1814" calcext:value-type="float">
            <text:p>18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formula="of:=[.B15]+[.C15]+[.D15]" office:value-type="float" office:value="1475" calcext:value-type="float">
            <text:p>1475</text:p>
          </table:table-cell>
          <table:table-cell/>
          <table:table-cell office:value-type="float" office:value="2269" calcext:value-type="float">
            <text:p>2269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formula="of:=[.I15]+[.J15]+[.K15]" office:value-type="float" office:value="3077" calcext:value-type="float">
            <text:p>307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formula="of:=[.B16]+[.C16]+[.D16]" office:value-type="float" office:value="1317" calcext:value-type="float">
            <text:p>1317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formula="of:=[.I16]+[.J16]+[.K16]" office:value-type="float" office:value="1314" calcext:value-type="float">
            <text:p>1314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791" calcext:value-type="float">
            <text:p>791</text:p>
          </table:table-cell>
          <table:table-cell office:value-type="float" office:value="1785" calcext:value-type="float">
            <text:p>1785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[.B17]+[.C17]+[.D17]" office:value-type="float" office:value="3255" calcext:value-type="float">
            <text:p>3255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formula="of:=[.I17]+[.J17]+[.K17]" office:value-type="float" office:value="2362" calcext:value-type="float">
            <text:p>236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647" calcext:value-type="float">
            <text:p>1647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B18]+[.C18]+[.D18]" office:value-type="float" office:value="2552" calcext:value-type="float">
            <text:p>255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833" calcext:value-type="float">
            <text:p>83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table:formula="of:=[.I18]+[.J18]+[.K18]" office:value-type="float" office:value="1269" calcext:value-type="float">
            <text:p>1269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862" calcext:value-type="float">
            <text:p>862</text:p>
          </table:table-cell>
          <table:table-cell office:value-type="float" office:value="3801" calcext:value-type="float">
            <text:p>3801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table:formula="of:=[.B19]+[.C19]+[.D19]" office:value-type="float" office:value="5100" calcext:value-type="float">
            <text:p>5100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829" calcext:value-type="float">
            <text:p>82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[.I19]+[.J19]+[.K19]" office:value-type="float" office:value="1530" calcext:value-type="float">
            <text:p>153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table:formula="of:=[.B20]+[.C20]+[.D20]" office:value-type="float" office:value="1340" calcext:value-type="float">
            <text:p>134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formula="of:=[.I20]+[.J20]+[.K20]" office:value-type="float" office:value="1095" calcext:value-type="float">
            <text:p>109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formula="of:=[.B21]+[.C21]+[.D21]" office:value-type="float" office:value="1354" calcext:value-type="float">
            <text:p>1354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formula="of:=[.I21]+[.J21]+[.K21]" office:value-type="float" office:value="1302" calcext:value-type="float">
            <text:p>1302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float" office:value="836" calcext:value-type="float">
            <text:p>83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table:formula="of:=[.B22]+[.C22]+[.D22]" office:value-type="float" office:value="1393" calcext:value-type="float">
            <text:p>1393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table:formula="of:=[.I22]+[.J22]+[.K22]" office:value-type="float" office:value="1300" calcext:value-type="float">
            <text:p>1300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table:formula="of:=[.B23]+[.C23]+[.D23]" office:value-type="float" office:value="1331" calcext:value-type="float">
            <text:p>1331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table:formula="of:=[.I23]+[.J23]+[.K23]" office:value-type="float" office:value="1015" calcext:value-type="float">
            <text:p>1015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845" calcext:value-type="float">
            <text:p>84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B24]+[.C24]+[.D24]" office:value-type="float" office:value="1633" calcext:value-type="float">
            <text:p>1633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816" calcext:value-type="float">
            <text:p>816</text:p>
          </table:table-cell>
          <table:table-cell office:value-type="float" office:value="827" calcext:value-type="float">
            <text:p>827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formula="of:=[.I24]+[.J24]+[.K24]" office:value-type="float" office:value="2057" calcext:value-type="float">
            <text:p>2057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562" calcext:value-type="float">
            <text:p>56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table:formula="of:=[.B25]+[.C25]+[.D25]" office:value-type="float" office:value="1086" calcext:value-type="float">
            <text:p>1086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formula="of:=[.I25]+[.J25]+[.K25]" office:value-type="float" office:value="1371" calcext:value-type="float">
            <text:p>1371</text:p>
          </table:table-cell>
          <table:table-cell table:number-columns-repeated="1010"/>
        </table:table-row>
        <table:table-row table:style-name="ro2">
          <table:table-cell table:number-columns-repeated="8"/>
          <table:table-cell office:value-type="float" office:value="647" calcext:value-type="float">
            <text:p>647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table:formula="of:=[.I26]+[.J26]+[.K26]" office:value-type="float" office:value="1446" calcext:value-type="float">
            <text:p>1446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number-columns-repeated="5"/>
          <table:table-cell/>
          <table:table-cell table:style-name="ce1" office:value-type="string" calcext:value-type="string">
            <text:p>Average</text:p>
          </table:table-cell>
          <table:table-cell table:number-columns-repeated="6"/>
          <table:table-cell table:style-name="ce1" table:number-columns-repeated="1010"/>
        </table:table-row>
        <table:table-row table:style-name="ro2">
          <table:table-cell table:number-columns-repeated="8"/>
          <table:table-cell table:style-name="ce1" table:number-columns-repeated="6"/>
          <table:table-cell table:number-columns-repeated="1010"/>
        </table:table-row>
        <table:table-row table:style-name="ro2">
          <table:table-cell table:number-columns-repeated="7"/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2"/>
        </table:table-row>
        <table:table-row table:style-name="ro2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7"/>
          <table:table-cell table:style-name="ce1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6:43.221722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0:06.221197925</meta:creation-date>
    <dc:date>2018-06-29T07:57:30.458970364</dc:date>
    <meta:editing-duration>PT21M19S</meta:editing-duration>
    <meta:editing-cycles>15</meta:editing-cycles>
    <meta:generator>LibreOffice/4.2.8.2$Linux_x86 LibreOffice_project/420m0$Build-2</meta:generator>
    <meta:document-statistic meta:table-count="6" meta:cell-count="1727" meta:object-count="0"/>
  </office:meta>
</office:document-meta>
</file>